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entral and community schoo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ore than 900 enrolmen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01 to 900 enrolmen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1 to 700 enrolments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01 to 450 enrolment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60 to 300 enrolment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ss than 160 enrolments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rimary and infants schoo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ore than 700 enrolments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451 to 700 enrolments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301 to 450 enrolments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160 to 300 enrolments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78" calcext:value-type="float">
            <text:p>378</text:p>
          </table:table-cell>
          <table:table-cell office:value-type="float" office:value="361" calcext:value-type="float">
            <text:p>361</text:p>
          </table:table-cell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24" calcext:value-type="float">
            <text:p>32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6 to 159 enrolments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41" calcext:value-type="float">
            <text:p>441</text:p>
          </table:table-cell>
          <table:table-cell office:value-type="float" office:value="453" calcext:value-type="float">
            <text:p>453</text:p>
          </table:table-cell>
          <table:table-cell office:value-type="float" office:value="424" calcext:value-type="float">
            <text:p>424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 office:value-type="float" office:value="388" calcext:value-type="float">
            <text:p>388</text:p>
          </table:table-cell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Less than 26 enrolments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41" calcext:value-type="float">
            <text:p>1641</text:p>
          </table:table-cell>
          <table:table-cell office:value-type="float" office:value="1633" calcext:value-type="float">
            <text:p>1633</text:p>
          </table:table-cell>
          <table:table-cell office:value-type="float" office:value="1629" calcext:value-type="float">
            <text:p>1629</text:p>
          </table:table-cell>
          <table:table-cell office:value-type="float" office:value="1630" calcext:value-type="float">
            <text:p>1630</text:p>
          </table:table-cell>
          <table:table-cell office:value-type="float" office:value="1622" calcext:value-type="float">
            <text:p>1622</text:p>
          </table:table-cell>
          <table:table-cell table:number-columns-repeated="2" office:value-type="float" office:value="1617" calcext:value-type="float">
            <text:p>1617</text:p>
          </table:table-cell>
          <table:table-cell office:value-type="float" office:value="1606" calcext:value-type="float">
            <text:p>1606</text:p>
          </table:table-cell>
          <table:table-cell office:value-type="float" office:value="1608" calcext:value-type="float">
            <text:p>1608</text:p>
          </table:table-cell>
          <table:table-cell office:value-type="float" office:value="1606" calcext:value-type="float">
            <text:p>1606</text:p>
          </table:table-cell>
          <table:table-cell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3" office:value-type="string" calcext:value-type="string">
            <text:p>School Fusion:</text:p>
          </table:table-cell>
          <table:table-cell table:style-name="ce6" office:value-type="string" calcext:value-type="string">
            <text:p>Entspricht Lehrer wenn 1 Lehrer auf 15 Schüler</text:p>
          </table:table-cell>
          <table:table-cell table:style-name="ce6" table:number-columns-repeated="3"/>
          <table:table-cell table:style-name="ce10" office:value-type="string" calcext:value-type="string">
            <text:p>Verhältnis [%]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More than 700 enrolments</text:p>
          </table:table-cell>
          <table:table-cell table:formula="of:=900/15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style-name="ce2" table:formula="of:=[.C25]+[.D25]" office:value-type="float" office:value="122" calcext:value-type="float">
            <text:p>122</text:p>
          </table:table-cell>
          <table:table-cell table:style-name="ce11" table:formula="of:=[.E25]/[.E31] *100" office:value-type="float" office:value="7.28358208955224" calcext:value-type="float">
            <text:p>7,2835820895522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51 to 700 enrolments</text:p>
          </table:table-cell>
          <table:table-cell table:formula="of:=600/15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table:style-name="ce2" table:formula="of:=[.C26]+[.D26]" office:value-type="float" office:value="289" calcext:value-type="float">
            <text:p>289</text:p>
          </table:table-cell>
          <table:table-cell table:style-name="ce11" table:formula="of:=[.E26]/[.E31] *100" office:value-type="float" office:value="17.2537313432836" calcext:value-type="float">
            <text:p>17,2537313432836</text:p>
          </table:table-cell>
          <table:table-cell office:value-type="string" calcext:value-type="string">
            <text:p>-&gt; 17,25% aller Schulen haben 40 Lehrer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301 to 450 enrolments</text:p>
          </table:table-cell>
          <table:table-cell table:formula="of:=360/1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table:style-name="ce2" table:formula="of:=[.C27]+[.D27]" office:value-type="float" office:value="320" calcext:value-type="float">
            <text:p>320</text:p>
          </table:table-cell>
          <table:table-cell table:style-name="ce11" table:formula="of:=[.E27]/[.E31] *100" office:value-type="float" office:value="19.1044776119403" calcext:value-type="float">
            <text:p>19,1044776119403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60 to 300 enrolments</text:p>
          </table:table-cell>
          <table:table-cell table:formula="of:=240/15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  <table:table-cell table:style-name="ce2" table:formula="of:=[.C28]+[.D28]" office:value-type="float" office:value="342" calcext:value-type="float">
            <text:p>342</text:p>
          </table:table-cell>
          <table:table-cell table:style-name="ce11" table:formula="of:=[.E28]/[.E31] *100" office:value-type="float" office:value="20.4179104477612" calcext:value-type="float">
            <text:p>20,417910447761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26 to 159 enrolments</text:p>
          </table:table-cell>
          <table:table-cell table:formula="of:=120/15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style-name="ce2" table:formula="of:=[.C29]+[.D29]" office:value-type="float" office:value="402" calcext:value-type="float">
            <text:p>402</text:p>
          </table:table-cell>
          <table:table-cell table:style-name="ce11" table:formula="of:=[.E29]/[.E31] *100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Less than 26 enrolments</text:p>
          </table:table-cell>
          <table:table-cell table:formula="of:=30/15"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table:formula="of:=[.C30]+[.D30]" office:value-type="float" office:value="200" calcext:value-type="float">
            <text:p>200</text:p>
          </table:table-cell>
          <table:table-cell table:style-name="ce11" table:formula="of:=[.E30]/[.E31] *100" office:value-type="float" office:value="11.9402985074627" calcext:value-type="float">
            <text:p>11,9402985074627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float" office:value="1607" calcext:value-type="float">
            <text:p>1607</text:p>
          </table:table-cell>
          <table:table-cell table:style-name="ce9" table:formula="of:=[.C31]+[.D31]" office:value-type="float" office:value="1675" calcext:value-type="float">
            <text:p>1675</text:p>
          </table:table-cell>
          <table:table-cell table:style-name="ce1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18:21:57.8096523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5:58:15.153794435</meta:creation-date>
    <dc:date>2021-10-21T18:27:32.700787338</dc:date>
    <meta:editing-duration>PT7M15S</meta:editing-duration>
    <meta:editing-cycles>2</meta:editing-cycles>
    <meta:generator>LibreOffice/6.4.7.2$Linux_X86_64 LibreOffice_project/40$Build-2</meta:generator>
    <meta:document-statistic meta:table-count="1" meta:cell-count="268" meta:object-count="0"/>
  </office:meta>
</office:document-meta>
</file>